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9pt" style:font-size-asian="9pt" style:font-size-complex="9pt"/>
    </style:style>
    <style:style style:name="P2" style:family="paragraph" style:parent-style-name="Text_20_body">
      <style:paragraph-properties fo:margin-left="0.009cm" fo:margin-right="0cm" fo:margin-top="0.086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3" style:family="paragraph" style:parent-style-name="Text_20_body">
      <style:paragraph-properties fo:margin-left="0.032cm" fo:margin-right="0cm" fo:margin-top="0.09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4" style:family="paragraph" style:parent-style-name="Text_20_body">
      <style:paragraph-properties fo:margin-left="0.019cm" fo:margin-right="0cm" fo:margin-top="0.10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5" style:family="paragraph" style:parent-style-name="Text_20_body">
      <style:paragraph-properties fo:margin-left="0.019cm" fo:margin-right="0cm" fo:margin-top="0.101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6" style:family="paragraph" style:parent-style-name="Text_20_body">
      <style:paragraph-properties fo:margin-left="0.019cm" fo:margin-right="0cm" fo:margin-top="0.09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7" style:family="paragraph" style:parent-style-name="Text_20_body">
      <style:paragraph-properties fo:margin-left="1.302cm" fo:margin-right="0cm" fo:margin-top="0.09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8" style:family="paragraph" style:parent-style-name="Text_20_body">
      <style:paragraph-properties fo:margin-left="2.558cm" fo:margin-right="0cm" fo:margin-top="0.10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9" style:family="paragraph" style:parent-style-name="Text_20_body">
      <style:paragraph-properties fo:margin-left="2.558cm" fo:margin-right="0cm" fo:margin-top="0.09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10" style:family="paragraph" style:parent-style-name="Text_20_body">
      <style:paragraph-properties fo:margin-left="2.568cm" fo:margin-right="0cm" fo:margin-top="0.09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11" style:family="paragraph" style:parent-style-name="Text_20_body">
      <style:paragraph-properties fo:margin-left="2.559cm" fo:margin-right="0cm" fo:margin-top="0.10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12" style:family="paragraph" style:parent-style-name="Text_20_body">
      <style:paragraph-properties fo:margin-left="2.559cm" fo:margin-right="0cm" fo:margin-top="0.09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Text_20_body">
      <style:paragraph-properties fo:margin-left="1.279cm" fo:margin-right="0cm" fo:margin-top="0.09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14" style:family="paragraph" style:parent-style-name="Text_20_body">
      <style:paragraph-properties fo:margin-left="1.279cm" fo:margin-right="0cm" fo:margin-top="0.10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15" style:family="paragraph" style:parent-style-name="Text_20_body">
      <style:paragraph-properties fo:margin-left="1.289cm" fo:margin-right="0cm" fo:margin-top="0.09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16" style:family="paragraph" style:parent-style-name="Text_20_body">
      <style:paragraph-properties fo:margin-left="1.289cm" fo:margin-right="0cm" fo:margin-top="0.10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Text_20_body">
      <style:paragraph-properties fo:margin-left="1.289cm" fo:margin-right="0cm" fo:margin-top="0.03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18" style:family="paragraph" style:parent-style-name="Text_20_body">
      <style:paragraph-properties fo:margin-left="1.295cm" fo:margin-right="0cm" fo:margin-top="0.09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19" style:family="paragraph" style:parent-style-name="Text_20_body">
      <style:paragraph-properties fo:margin-left="1.295cm" fo:margin-right="0cm" fo:margin-top="0.10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20" style:family="paragraph" style:parent-style-name="Text_20_body">
      <style:paragraph-properties fo:margin-left="0.025cm" fo:margin-right="0cm" fo:margin-top="0.104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21" style:family="paragraph" style:parent-style-name="Text_20_body">
      <style:paragraph-properties fo:margin-left="0.025cm" fo:margin-right="0cm" fo:margin-top="0.10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22" style:family="paragraph" style:parent-style-name="Text_20_body">
      <style:paragraph-properties fo:margin-left="0.028cm" fo:margin-right="0cm" fo:margin-top="0.09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23" style:family="paragraph" style:parent-style-name="Text_20_body">
      <style:paragraph-properties fo:margin-left="1.288cm" fo:margin-right="0cm" fo:margin-top="0.10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24" style:family="paragraph" style:parent-style-name="Text_20_body">
      <style:paragraph-properties fo:margin-left="1.298cm" fo:margin-right="0cm" fo:margin-top="0.09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cf755ab7-7fff-6e10-222e-787cbd4f23a6"/>#include&lt;iostream&gt; </text:p>
      <text:p text:style-name="P3">using namespace std; </text:p>
      <text:p text:style-name="P4">class student </text:p>
      <text:p text:style-name="P5">{ </text:p>
      <text:p text:style-name="P7">public: </text:p>
      <text:p text:style-name="P8">string name; </text:p>
      <text:p text:style-name="P10">int roll_no; </text:p>
      <text:p text:style-name="P11">char grade[5]; </text:p>
      <text:p text:style-name="P13">void read_info() </text:p>
      <text:p text:style-name="P15">{ </text:p>
      <text:p text:style-name="P11">cout&lt;&lt;"Name "; </text:p>
      <text:p text:style-name="P12">cin&gt;&gt;name; </text:p>
      <text:p text:style-name="P11">cout&lt;&lt;"Rollno "; </text:p>
      <text:p text:style-name="P12">cin&gt;&gt;roll_no; </text:p>
      <text:p text:style-name="P12">cout&lt;&lt;"Grade "; </text:p>
      <text:p text:style-name="P11">cin&gt;&gt;grade; </text:p>
      <text:p text:style-name="P18">} </text:p>
      <text:p text:style-name="P13">void display_info() </text:p>
      <text:p text:style-name="P16">{ </text:p>
      <text:p text:style-name="P12">cout&lt;&lt;"Name :"&lt;&lt;name&lt;&lt;endl; </text:p>
      <text:p text:style-name="P11">cout&lt;&lt;"Roll_no :"&lt;&lt;roll_no&lt;&lt;endl; </text:p>
      <text:p text:style-name="P12">cout&lt;&lt;"Grade :"&lt;&lt;grade&lt;&lt;endl; </text:p>
      <text:p text:style-name="P18">} </text:p>
      <text:p text:style-name="P20">}; </text:p>
      <text:p text:style-name="P22">int main() </text:p>
      <text:p text:style-name="P6">{ </text:p>
      <text:p text:style-name="P23">student s[3]; </text:p>
      <text:p text:style-name="P24">int i,n=3; </text:p>
      <text:p text:style-name="P14">for(i=0;i&lt;n;i++) </text:p>
      <text:p text:style-name="P15">{ </text:p>
      <text:p text:style-name="P9">s[i].read_info(); </text:p>
      <text:p text:style-name="P19">}</text:p>
      <text:p text:style-name="P1"><text:line-break/><text:bookmark text:name="docs-internal-guid-7dac8346-7fff-bfdb-980c-40d53d8310c1"/><text:span text:style-name="T2">cout&lt;&lt;"-------------------------------------"&lt;&lt;endl; for(i=0;i&lt;n;i++) </text:span></text:p>
      <text:p text:style-name="P17">{ </text:p>
      <text:p text:style-name="P12">cout&lt;&lt;"Student "&lt;&lt;i+1&lt;&lt;endl; </text:p>
      <text:p text:style-name="P8">s[i].display_info(); </text:p>
      <text:p text:style-name="P18">} </text:p>
      <text:p text:style-name="P7">return 0; </text:p>
      <text:p text:style-name="P21">} 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14:42:05.706253976</meta:creation-date>
    <dc:date>2022-01-03T14:43:50.137396075</dc:date>
    <meta:editing-duration>PT1M45S</meta:editing-duration>
    <meta:editing-cycles>1</meta:editing-cycles>
    <meta:document-statistic meta:table-count="0" meta:image-count="0" meta:object-count="0" meta:page-count="1" meta:paragraph-count="40" meta:word-count="60" meta:character-count="544" meta:non-whitespace-character-count="484"/>
    <meta:generator>LibreOffice/6.0.7.3$Linux_X86_64 LibreOffice_project/00m0$Build-3</meta:generator>
  </office:meta>
</office:document-meta>
</file>